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Real Syllables</text:p>
          </table:table-cell>
          <table:table-cell office:value-type="string" calcext:value-type="string">
            <text:p>Vowel Guess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]-[.B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3]-[.B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]-[.B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so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5]-[.B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]-[.B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]-[.B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]-[.B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]-[.B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caus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10]-[.B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1]-[.B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2]-[.B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3]-[.B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4]-[.B1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l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5]-[.B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6]-[.B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7]-[.B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8]-[.B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9]-[.B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0]-[.B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1]-[.B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2]-[.B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3]-[.B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24]-[.B2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5]-[.B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26]-[.B2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7]-[.B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8]-[.B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29]-[.B2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m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0]-[.B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1]-[.B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w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2]-[.B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3]-[.B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4]-[.B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5]-[.B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o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36]-[.B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7]-[.B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8]-[.B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s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9]-[.B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now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0]-[.B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k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41]-[.B4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k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2]-[.B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k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43]-[.B4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4]-[.B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y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45]-[.B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6]-[.B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47]-[.B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8]-[.B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9]-[.B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0]-[.B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1]-[.B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w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2]-[.B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3]-[.B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4]-[.B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5]-[.B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ly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56]-[.B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7]-[.B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58]-[.B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9]-[.B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0]-[.B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opl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61]-[.B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y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2]-[.B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3]-[.B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4]-[.B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5]-[.B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66]-[.B6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k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67]-[.B6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8]-[.B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9]-[.B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0]-[.B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1]-[.B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i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2]-[.B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m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3]-[.B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4]-[.B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75]-[.B7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76]-[.B7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y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7]-[.B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8]-[.B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nk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9]-[.B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0]-[.B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o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81]-[.B8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82]-[.B8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3]-[.B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w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4]-[.B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5]-[.B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6]-[.B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ry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87]-[.B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n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8]-[.B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y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9]-[.B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0]-[.B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1]-[.B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a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2]-[.B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e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3]-[.B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ch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4]-[.B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5]-[.B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6]-[.B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7]-[.B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ul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8]-[.B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9]-[.B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00]-[.B1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u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01]-[.B10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 style:data-style-name="N2" text:time-value="21:08:23.2279056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icholas Neumeyer</meta:initial-creator>
    <meta:creation-date>2020-01-27T15:31:09.462268835</meta:creation-date>
    <dc:date>2020-09-01T21:14:20.879761539</dc:date>
    <dc:creator>Nicholas Neumeyer</dc:creator>
    <meta:editing-duration>PT15M33S</meta:editing-duration>
    <meta:editing-cycles>2</meta:editing-cycles>
    <meta:generator>LibreOffice/6.4.5.2$Linux_X86_64 LibreOffice_project/40$Build-2</meta:generator>
    <meta:document-statistic meta:table-count="1" meta:cell-count="403" meta:object-count="0"/>
  </office:meta>
</office:document-meta>
</file>